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3d69b" style:cell-protect="protected" style:print-content="true" style:diagonal-bl-tr="none" style:diagonal-tl-br="none" style:text-align-source="value-type" style:repeat-content="false" fo:wrap-option="no-wrap" fo:border-left="0.74pt solid #c0c0c0" style:direction="ltr" fo:border-right="none" style:rotation-angle="0" style:rotation-align="none" style:shrink-to-fit="false" fo:border-top="0.74pt solid #c0c0c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c0c0c0" fo:background-color="#d7e4b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Excel_20_Built-in_20_Hyperlink">
      <style:table-cell-properties style:text-align-source="fix" style:repeat-content="false" fo:wrap-option="wrap"/>
      <style:paragraph-properties fo:text-align="start" fo:margin-left="0cm"/>
      <style:text-properties fo:color="#000000" style:font-name="Liberation Serif" fo:language="en" fo:country="AU" fo:font-style="normal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Excel_20_Built-in_20_Hyperlink">
      <style:table-cell-properties style:text-align-source="fix" style:repeat-content="false"/>
      <style:paragraph-properties fo:text-align="start" fo:margin-left="0cm"/>
      <style:text-properties fo:color="#000000" style:font-name="Liberation Serif" fo:font-style="normal" style:text-underline-style="none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erif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none" fo:background-color="#c3d69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erif" fo:font-style="normal" style:text-underline-style="none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ackground-color="#c3d69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fo:background-color="#ffe99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>
      <style:table-cell-properties fo:background-color="#b3cac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>
      <style:table-cell-properties fo:background-color="#fff5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>
      <style:table-cell-properties fo:background-color="#e8f2a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fo:background-color="#ffff6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ff" draw:textarea-horizontal-align="justify" draw:textarea-vertical-align="top" draw:auto-grow-height="true" draw:auto-grow-width="false" draw:fit-to-size="false" style:shrink-to-fit="false" fo:max-width="12cm" fo:min-height="0.40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6"/>
        <table:table-column table:style-name="co2" table:default-cell-style-name="ce28"/>
        <table:table-column table:style-name="co3" table:default-cell-style-name="ce26"/>
        <table:table-column table:style-name="co4" table:default-cell-style-name="ce26"/>
        <table:table-column table:style-name="co5" table:number-columns-repeated="13" table:default-cell-style-name="ce26"/>
        <table:table-row table:style-name="ro1">
          <table:table-cell table:style-name="ce1" table:number-columns-repeated="2"/>
          <table:table-cell table:style-name="ce4" table:number-columns-repeated="2"/>
          <table:table-cell table:style-name="ce34" office:value-type="string" calcext:value-type="string" table:number-columns-spanned="3" table:number-rows-spanned="1">
            <text:p>Passing</text:p>
          </table:table-cell>
          <table:covered-table-cell table:number-columns-repeated="2" table:style-name="ce34"/>
          <table:table-cell table:style-name="ce34" office:value-type="string" calcext:value-type="string" table:number-columns-spanned="2" table:number-rows-spanned="1">
            <text:p>Rushing</text:p>
          </table:table-cell>
          <table:covered-table-cell table:style-name="ce34"/>
          <table:table-cell table:style-name="ce34" office:value-type="string" calcext:value-type="string" table:number-columns-spanned="3" table:number-rows-spanned="1">
            <text:p>Receiving</text:p>
          </table:table-cell>
          <table:covered-table-cell table:number-columns-repeated="2" table:style-name="ce34"/>
          <table:table-cell table:style-name="ce34" office:value-type="string" calcext:value-type="string">
            <text:p>Returns</text:p>
          </table:table-cell>
          <table:table-cell table:style-name="ce34" office:value-type="string" calcext:value-type="string" table:number-columns-spanned="2" table:number-rows-spanned="1">
            <text:p>Misc</text:p>
          </table:table-cell>
          <table:covered-table-cell table:style-name="ce34"/>
          <table:table-cell table:style-name="ce34" office:value-type="string" calcext:value-type="string">
            <text:p>Fumbles</text:p>
          </table:table-cell>
          <table:table-cell table:style-name="ce34" office:value-type="string" calcext:value-type="string">
            <text:p>Fantasy</text:p>
          </table:table-cell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office:annotation draw:style-name="gr1" draw:text-style-name="P2" svg:width="3.341cm" svg:height="0.608cm" svg:x="8.459cm" svg:y="0cm" draw:caption-point-x="-1.227cm" draw:caption-point-y="0.461cm">
              <dc:date>2022-10-08T00:00:00</dc:date>
              <text:p text:style-name="P1"><text:span text:style-name="T1">Click to Filter</text:span></text:p>
            </office:annotation>
            <text:p>Team</text:p>
          </table:table-cell>
          <table:table-cell table:style-name="ce2" office:value-type="string" calcext:value-type="string">
            <text:p>Pos</text:p>
          </table:table-cell>
          <table:table-cell table:style-name="ce8" office:value-type="string" calcext:value-type="string">
            <text:p>Yds</text:p>
          </table:table-cell>
          <table:table-cell table:style-name="ce8" office:value-type="string" calcext:value-type="string">
            <text:p>TD</text:p>
          </table:table-cell>
          <table:table-cell table:style-name="ce8" office:value-type="string" calcext:value-type="string">
            <text:p>Int</text:p>
          </table:table-cell>
          <table:table-cell table:style-name="ce13" office:value-type="string" calcext:value-type="string">
            <text:p>Yds</text:p>
          </table:table-cell>
          <table:table-cell table:style-name="ce13" office:value-type="string" calcext:value-type="string">
            <text:p>TD</text:p>
          </table:table-cell>
          <table:table-cell table:style-name="ce15" office:value-type="string" calcext:value-type="string">
            <text:p>Rec</text:p>
          </table:table-cell>
          <table:table-cell table:style-name="ce15" office:value-type="string" calcext:value-type="string">
            <text:p>Yds</text:p>
          </table:table-cell>
          <table:table-cell table:style-name="ce15" office:value-type="string" calcext:value-type="string">
            <text:p>TD</text:p>
          </table:table-cell>
          <table:table-cell table:style-name="ce19" office:value-type="string" calcext:value-type="string">
            <text:p>TD</text:p>
          </table:table-cell>
          <table:table-cell table:style-name="ce20" office:value-type="string" calcext:value-type="string">
            <text:p>FumTD</text:p>
          </table:table-cell>
          <table:table-cell table:style-name="ce20" office:value-type="string" calcext:value-type="string">
            <text:p>2PT</text:p>
          </table:table-cell>
          <table:table-cell table:style-name="ce22" office:value-type="string" calcext:value-type="string">
            <text:p>Lost</text:p>
          </table:table-cell>
          <table:table-cell table:style-name="ce24" office:value-type="string" calcext:value-type="string">
            <text:p>Poin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mar Jackso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QB</text:p>
          </table:table-cell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39.42" calcext:value-type="float">
            <text:p>39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len Hurt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QB</text:p>
          </table:table-cell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sh Alle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QB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vor Lawrence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QB</text:p>
          </table:table-cell>
          <table:table-cell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5.18" calcext:value-type="float">
            <text:p>25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e Burrow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QB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rek Carr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QB</text:p>
          </table:table-cell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9.82" calcext:value-type="float">
            <text:p>19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no Smith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QB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yan Tannehill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QB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8.76" calcext:value-type="float">
            <text:p>18.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irk Cousin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B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coby Brissett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QB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trick Mahomes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QB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7.08" calcext:value-type="float">
            <text:p>17.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aron Rodger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QB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c Jones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QB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5.94" calcext:value-type="float">
            <text:p>15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cus Mariot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QB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tt Rya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B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.28" calcext:value-type="float">
            <text:p>15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tchell Trubisky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QB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4.98" calcext:value-type="float">
            <text:p>14.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m Brady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QB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4.74" calcext:value-type="float">
            <text:p>14.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meis Winst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B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4.62" calcext:value-type="float">
            <text:p>14.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red Goff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QB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3.88" calcext:value-type="float">
            <text:p>13.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niel Jones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QB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3.74" calcext:value-type="float">
            <text:p>13.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yler Murray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QB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3.36" calcext:value-type="float">
            <text:p>13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stin Herbert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QB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.58" calcext:value-type="float">
            <text:p>12.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oper Rush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QB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a Tagovailoa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QB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1.44" calcext:value-type="float">
            <text:p>11.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ker Mayfiel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Q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tthew Stafford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QB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0.16" calcext:value-type="float">
            <text:p>10.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vis Mill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QB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sell Wils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QB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son Wentz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QB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immy Garoppolo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QB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.44" calcext:value-type="float">
            <text:p>8.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stin Field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QB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4.94" calcext:value-type="float">
            <text:p>4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e Flacco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QB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.J. Beathard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Q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Khalil Herber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rrick Henry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maal William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vin Singletary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quon Barkley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rdarrelle Patterso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mes Robinson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hamondre Stevenso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meon Pierce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ck Chubb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lvin Gord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se Edmonds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eece Hall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yde Edwards-Helaire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B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sh Jacob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zekiel Elliot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aje Perine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lvin Cook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ristian McCaffrey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tin Ekel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jee Harri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mien Harri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nathan Taylor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onard Fournett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eff Wilson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xander Matti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tonio Gib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vis Etienne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ny Pollard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5" calcext:value-type="float">
            <text:p>10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 Aker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.D. McKissic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reem Hunt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vonte William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mes Conner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mes Cook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yheim Hine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shaad Penny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k Ing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'Andre Swif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vin Kamar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x Burkhead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e Mixo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enneth Walker II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ack Mos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.K. Dobbins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stice Hill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eJay Dalla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J Dill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aron Jone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chael Carter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trell Hilliard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les Sander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o Benjami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ylen Warre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andon Bolden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ny Michel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yler Allgeie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.J. Ham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yle Juszczyk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aig Reynold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uba Hubbar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stan Ebner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shua Kelley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trick Ricard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erick McKinn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rrell Henderso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ris Evans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yveon Williams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vid Montgomery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heem Moster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siah Pacheco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vis Homer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rdan Mason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rrel Williams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enneth Gainwel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nathan William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tt Breida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chael Burt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Vonta Smit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ck Hollin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W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9.96" calcext:value-type="float">
            <text:p>29.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quise Brow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sell Gag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ay Jones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ris Ola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ari Cooper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eDee Lamb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meo Doub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saiah McKenzi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Vante Parke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yler Boyd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.J. Brow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ristian Kirk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.J. Osbor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am Thiele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urtland Sutt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K Metcalf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g Dortch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viska Shenault Jr.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yler Lockett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ontae Johnso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oper Kupp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rry McLauri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sh Palm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sh Reynold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chael Pittma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ylen Waddle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en Lazar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'Quan Smi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fon Digg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ake Londo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e Higgins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vante Adam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Ju Smith-Schuster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vin Jones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on-Ra St. Brow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rtis Samue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andon Aiyuk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ebo Samuel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'Marr Chase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bert Woods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rrett Wilso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 Skowronek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ah Brow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vin Duvernay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rling Shepard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chael Thoma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endrick Bourn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ris Moore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c Pierc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ijah Moore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quez Valdes-Scantling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ke Williams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len Guyton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ver Cracraf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chie James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ndall Cobb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.J. Chark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se Claypool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quez Calla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quanimeous St. Brow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ck Westbrook-Ikhine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orge Picken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lamide Zaccheau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be Davi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co Collin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shod Batema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andon Powell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Andre Cart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eshad Perrima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yreek Hill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quise Goodwi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ach Pasca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rey Davis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stin Jeffer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rnell Mooney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en Robinso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e BeasleyWR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andin Cook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rvis Land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 Smith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lson Agholo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vid Sills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endall Hint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erry Jeudy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elon Darde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ke Kumerow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dre Baccelli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ylon Burks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ris Campbell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han Dot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mal Agnew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illip Dorsett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nny Hart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.J. Moor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bbie Anderso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eelan Cole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mi Fehoko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x Miln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dy IsabellaWR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y-Ray McClou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yron Pringl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ovan Peoples-Jones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mison Crowder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hton Duli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vid Bell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uan Jenning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nt Sherfield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ott Mille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lif Raymond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len Tolber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cole Hardma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len Reago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k Andrews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vid Njoku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vis Kelce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yler Conkli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elani Wood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yle Pitt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ll Dissly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rdan Akin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llas Goeder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off Swaim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.J. Hockenso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ach Ertz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eron Brat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yler Higbe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bert Tonya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sh Oliver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niel Bellinger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ster Morea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orge Kittl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ah Fant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wson Knox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nnu Smith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by Parkins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araoh Brown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t Freiermuth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e Kme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rham Smythe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v Smith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rren Waller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ant Calcaterr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yler Davi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rald Everett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 Ellef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hnny Mund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ggie Gilliam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intin Morri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van Engram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tin Hooper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endall Blanto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ah Gray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ke Ferguso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an Thom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thony Firkse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ylen Granso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ovanni Ricci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gan Thoma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ert Okwuegbunam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yle Rudolph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 Alie-Co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am Trautm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tchell Wilcox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nter Henry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saiah Likely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yden Hurst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mmy Trembl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ke Gesicki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ris Myarick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.J. Uzomah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ck Vannet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ck Stol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 table:number-rows-repeated="3">
          <table:table-cell/>
          <table:table-cell table:style-name="ce30"/>
          <table:table-cell table:style-name="ce33"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g Zuerlei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K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aham Gano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iro Santo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ley Patterson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tt Prater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ounghoe Koo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ett Maher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son Myer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niel Carlson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ck Folk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se McLaughli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Eddy Pineiro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Evan McPherso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Justin Tucker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Ka'imi Fairbairn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Matt Gay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Randy Bullock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Jake Elliot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Robbie Gou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Austin SeibertKQ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Ryan Succop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K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Tyler Bas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Chris Boswell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Brandon McMan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K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Cade York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Dustin Hopkins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Greg Joseph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Matt Ammendol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Jason Sanders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Mason Crosby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33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Wil Lut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33" table:number-columns-repeated="6"/>
        </table:table-row>
        <table:table-row table:style-name="ro1" table:number-rows-repeated="3">
          <table:table-cell/>
          <table:table-cell table:style-name="ce31"/>
          <table:table-cell table:style-name="ce33"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Philadelphia Eagle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Cincinnati Bengal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Denver Bronco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Carolina Panther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Green Bay Packer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Baltimore Ravens</text:p>
          </table:table-cell>
          <table:table-cell/>
          <table:table-cell office:value-type="string" calcext:value-type="string">
            <text:p>DE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Cleveland Brown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Jacksonville Jaguars</text:p>
          </table:table-cell>
          <table:table-cell/>
          <table:table-cell office:value-type="string" calcext:value-type="string">
            <text:p>DE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Houston Texan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San Francisco 49er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Kansas City Chief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Dallas Cowboy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Miami Dolphin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Seattle Seahawk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Chicago Bear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Tampa Bay Buccaneers</text:p>
          </table:table-cell>
          <table:table-cell/>
          <table:table-cell office:value-type="string" calcext:value-type="string">
            <text:p>DE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Indianapolis Colts</text:p>
          </table:table-cell>
          <table:table-cell/>
          <table:table-cell office:value-type="string" calcext:value-type="string">
            <text:p>DE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Los Angeles Ram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Washington Commander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Buffalo Bill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Arizona Cardinal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Atlanta Falcon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New York Jet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New England Patriot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New Orleans Saint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Las Vegas Raiders</text:p>
          </table:table-cell>
          <table:table-cell/>
          <table:table-cell office:value-type="string" calcext:value-type="string">
            <text:p>DE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Tennessee Titans</text:p>
          </table:table-cell>
          <table:table-cell/>
          <table:table-cell office:value-type="string" calcext:value-type="string">
            <text:p>DE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Detroit Lion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Pittsburgh Steeler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Minnesota Vikings</text:p>
          </table:table-cell>
          <table:table-cell/>
          <table:table-cell office:value-type="string" calcext:value-type="string">
            <text:p>DEF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New York Giants</text:p>
          </table:table-cell>
          <table:table-cell/>
          <table:table-cell office:value-type="string" calcext:value-type="string">
            <text:p>DEF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Los Angeles Chargers</text:p>
          </table:table-cell>
          <table:table-cell/>
          <table:table-cell office:value-type="string" calcext:value-type="string">
            <text:p>DEF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table:style-name="ce33" table:number-columns-repeated="4"/>
        </table:table-row>
      </table:table>
      <table:named-expressions/>
      <table:database-ranges>
        <table:database-range table:name="__Anonymous_Sheet_DB__0" table:target-range-address="Sheet1.B3:Sheet1.D301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number number:decimal-places="0" number:min-decimal-places="0" number:min-integer-digits="1"/>
    </number:number-style>
    <number:number-style style:name="N144P1" style:volatile="true">
      <number:text>-</number:text>
      <number:number number:decimal-places="0" number:min-decimal-places="0" number:min-integer-digits="1"/>
    </number:number-style>
    <number:number-style style:name="N144P2" style:volatile="true">
      <number:text>-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4" style:display-name="ConditionalStyle_14" style:family="table-cell" style:parent-style-name="Default">
      <style:table-cell-properties fo:background-color="#eaeaea"/>
    </style:style>
    <style:style style:name="ConditionalStyle_5f_13" style:display-name="ConditionalStyle_13" style:family="table-cell" style:parent-style-name="Default">
      <style:text-properties fo:color="#7030a0"/>
    </style:style>
    <style:style style:name="ConditionalStyle_5f_12" style:display-name="ConditionalStyle_12" style:family="table-cell" style:parent-style-name="Default">
      <style:text-properties fo:color="#00b050"/>
    </style:style>
    <style:style style:name="ConditionalStyle_5f_11" style:display-name="ConditionalStyle_11" style:family="table-cell" style:parent-style-name="Default">
      <style:text-properties fo:color="#c000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/00/0000</text:date>, <text:time style:data-style-name="N2" text:time-value="00:43:28.7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8T18:39:25.584000000</meta:creation-date>
    <meta:editing-duration>PT13M27S</meta:editing-duration>
    <meta:editing-cycles>5</meta:editing-cycles>
    <meta:generator>LibreOffice/7.1.5.2$Windows_X86_64 LibreOffice_project/85f04e9f809797b8199d13c421bd8a2b025d52b5</meta:generator>
    <dc:date>2022-10-09T01:05:44.058000000</dc:date>
    <meta:document-statistic meta:table-count="1" meta:cell-count="5594" meta:object-count="0"/>
  </office:meta>
</office:document-meta>
</file>